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udcmp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fabs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f (n &gt;= 0){<text:line-break/>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B_TimeMeasure_2.txt o arquivo foi obtido com a entrada padrão, apenas alterando o tamanho dos arrays e matriz de 50 para 10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_TimeMeasure_3.txt o arquivo foi obtido com a entrada padrão, apenas alterando o tamanho dos arrays e matriz de 50 para 10. E com a entrada a[0][0] para 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fabs bb2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BB_TimeMeasure.txt o arquivo foi obtido com a entrada padrão, apenas alterando o tamanho dos arrays e matriz de 50 para 10. E com a entrada a[0][0] para 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 = -n;<text:line-break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fabs bb4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BB_TimeMeasure_4.txt o arquivo foi obtido com o eps negativo para captura do bb0 e bb1 do ludc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turn f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f (n &gt; 99 || eps &lt;= 0.0){<text:line-break/>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f (n &gt; 99 || eps &lt;= 0.0){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turn (999)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3::0:::1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turn (999);<text:line-break/>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Basic Block ludcmp bb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text:line-break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7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text:line-break/></text:p>
          </table:table-cell>
          <table:table-cell/>
          <table:table-cell table:style-name="ce1"/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4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text:line-break/>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7::6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text:line-break/>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turn (1);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4::0:::1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turn (1);<text:line-break/>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asic Block ludcmp bb16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6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6::3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asic Block ludcmp bb18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8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 = a[j][i];<text:line-break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b18::6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text:line-break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b18::6::ludcmp::bb4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text:line-break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8::6::ludcmp::bb41:::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text:line-break/>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Basic Block ludcmp bb2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text:line-break/>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24::1:::1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text:line-break/>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text:line-break/></text:p>
          </table:table-cell>
          <table:table-cell/>
          <table:table-cell table:style-name="ce1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2" office:value-type="string" calcext:value-type="string">
            <text:p>bb28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text:line-break/></text:p>
          </table:table-cell>
          <table:table-cell table:style-name="ce2" table:number-columns-repeated="2"/>
          <table:table-cell/>
          <table:table-cell office:value-type="string" calcext:value-type="string">
            <text:p>2 iteração do BB 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b28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bb28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text:line-break/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4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40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[j][i] = w / a[i][i];<text:line-break/></text:p>
          </table:table-cell>
          <table:table-cell/>
          <table:table-cell table:style-name="ce1"/>
          <table:table-cell/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41::9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[j][i] = w / a[i][i]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0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string" calcext:value-type="string">
            <text:p>2 iteração do BB 1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b50::0:::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5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2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52::3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4</text:p>
          </table:table-cell>
          <table:table-cell office:value-type="string" calcext:value-type="string">
            <text:p>L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 = a[i + 1][j];<text:line-break/></text:p>
          </table:table-cell>
          <table:table-cell/>
          <table:table-cell table:style-name="ce1"/>
          <table:table-cell/>
          <table:table-cell office:value-type="string" calcext:value-type="string">
            <text:p>BB54 só o tempo da conta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b54::7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54::7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6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0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/>
          <table:table-cell office:value-type="string" calcext:value-type="string">
            <text:p>BB6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Basic Block ludcmp bb6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2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text:line-break/></text:p>
          </table:table-cell>
          <table:table-cell/>
          <table:table-cell table:style-name="ce1"/>
          <table:table-cell/>
          <table:table-cell office:value-type="string" calcext:value-type="string">
            <text:p>2 iteração do BB60</text:p>
          </table:table-cell>
          <table:table-cell table:number-columns-repeated="2"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bb63::10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:::2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8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7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[i + 1][j] = w;<text:line-break/>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/>
          <table:table-cell office:value-type="string" calcext:value-type="string">
            <text:p>2 iteração do BB5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b81::0:::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8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text:line-break/></text:p>
          </table:table-cell>
          <table:table-cell table:number-columns-repeated="2"/>
          <table:table-cell office:value-type="string" calcext:value-type="string">
            <text:p>2 iteração do BB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83::2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83::2:::1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5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[0] = b[0];<text:line-break/></text:p>
          </table:table-cell>
          <table:table-cell table:number-columns-repeated="2"/>
          <table:table-cell office:value-type="string" calcext:value-type="string">
            <text:p>bb85 só a cont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85::2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[0] = b[0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85::4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8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text:line-break/></text:p>
          </table:table-cell>
          <table:table-cell table:number-columns-repeated="2"/>
          <table:table-cell office:value-type="string" calcext:value-type="string">
            <text:p>BB8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0</text:p>
          </table:table-cell>
          <table:table-cell office:value-type="string" calcext:value-type="string">
            <text:p>Li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 = b[i];<text:line-break/></text:p>
          </table:table-cell>
          <table:table-cell table:number-columns-repeated="2"/>
          <table:table-cell office:value-type="string" calcext:value-type="string">
            <text:p>bb90 só a cont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90::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0::5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9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4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6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}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9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7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text:line-break/></text:p>
          </table:table-cell>
          <table:table-cell table:number-columns-repeated="2"/>
          <table:table-cell office:value-type="string" calcext:value-type="string">
            <text:p>2 iteração do BB94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97::1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11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11:::2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6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8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9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0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08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[i] = w;<text:line-break/>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text:line-break/></text:p>
          </table:table-cell>
          <table:table-cell table:number-columns-repeated="2"/>
          <table:table-cell office:value-type="string" calcext:value-type="string">
            <text:p>2 iteração do BB8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11::2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1::2:::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text:line-break/></text:p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13::10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3::1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3::6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24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text:line-break/>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24::3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26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 = y[i];<text:line-break/></text:p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26::5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26::5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0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3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2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}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3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3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text:line-break/></text:p>
          </table:table-cell>
          <table:table-cell table:number-columns-repeated="2"/>
          <table:table-cell office:value-type="string" calcext:value-type="string">
            <text:p>2 iteração do BB130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33::1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11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11:::2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6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8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9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4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44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[i] = w / a[i][i];<text:line-break/>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44::7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[i] = w / a[i][i]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2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text:line-break/></text:p>
          </table:table-cell>
          <table:table-cell table:number-columns-repeated="2"/>
          <table:table-cell office:value-type="string" calcext:value-type="string">
            <text:p>2 iteração do BB1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52::0:::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3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turn (0)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5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4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text:line-break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[i][j] = (i + 1) + (j + 1);<text:line-break/></text:p>
          </table:table-cell>
          <table:table-cell/>
          <table:table-cell table:style-name="ce1"/>
          <table:table-cell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f (i == j)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text:line-break/></text:p>
          </table:table-cell>
          <table:table-cell/>
          <table:table-cell table:style-name="ce1"/>
          <table:table-cell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13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9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2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0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 += a[i][j];<text:line-break/></text:p>
          </table:table-cell>
          <table:table-cell/>
          <table:table-cell table:style-name="ce1"/>
          <table:table-cell/>
          <table:table-cell office:value-type="string" calcext:value-type="string">
            <text:p>2 iteração do BB3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bb20::4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 += a[i][j]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[i] = w;<text:line-break/>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text:line-break/></text:p>
          </table:table-cell>
          <table:table-cell table:number-columns-repeated="2"/>
          <table:table-cell office:value-type="string" calcext:value-type="string">
            <text:p>2 iteração do B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0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2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kerr = ludcmp( /* nmax, */ n, eps);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turn 0;<text:line-break/>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44:40.9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19:56:24.660000000</dc:date>
    <meta:editing-duration>PT30M16S</meta:editing-duration>
    <meta:editing-cycles>4</meta:editing-cycles>
    <meta:generator>LibreOffice/7.3.1.3$Windows_X86_64 LibreOffice_project/a69ca51ded25f3eefd52d7bf9a5fad8c90b87951</meta:generator>
    <meta:document-statistic meta:table-count="1" meta:cell-count="656" meta:object-count="0"/>
  </office:meta>
</office:document-meta>
</file>